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204cm" svg:height="2.588cm" svg:x="24.174cm" svg:y="5.522cm">
            <draw:object draw:notify-on-update-of-ranges="Sheet1.A1:Sheet1.A4 Sheet1.B1:Sheet1.B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Jav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++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7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104857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Kraemer</meta:initial-creator>
    <meta:creation-date>2014-01-21T19:52:50.868002174</meta:creation-date>
    <dc:date>2014-01-21T23:36:12.758159774</dc:date>
    <dc:creator>Stephen Kraemer</dc:creator>
    <meta:editing-duration>PT3H12M21S</meta:editing-duration>
    <meta:editing-cycles>2</meta:editing-cycles>
    <meta:generator>LibreOffice/4.1.3.2$Linux_X86_64 LibreOffice_project/410m0$Build-2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draw:stroke="none" svg:stroke-color="#b3b3b3"/>
      <style:text-properties fo:font-family="'TeX Gyre Bonum'" style:font-style-name="Regular" fo:font-size="10pt" fo:language="en" fo:country="CA" style:font-size-asian="10pt" style:font-size-complex="10pt"/>
    </style:style>
    <style:style style:name="ch4" style:family="chart" style:data-style-name="N0">
      <style:chart-properties chart:display-label="false" chart:logarithmic="false" chart:reverse-direction="false" text:line-break="false" chart:axis-position="1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5.205cm" svg:height="2.589cm" xlink:href=".." xlink:type="simple" chart:class="chart:bar" chart:style-name="ch1">
        <chart:plot-area chart:style-name="ch2" table:cell-range-address="Sheet1.A1:Sheet1.B4" chart:data-source-has-labels="column" svg:x="-0.156cm" svg:y="0cm" svg:width="5.356cm" svg:height="2.588cm">
          <chartooo:coordinate-region svg:x="1.259cm" svg:y="0cm" svg:width="3.941cm" svg:height="2.588cm"/>
          <chart:axis chart:dimension="x" chart:name="primary-x" chart:style-name="ch3" chartooo:axis-type="auto">
            <chartooo:date-scale/>
            <chart:categories table:cell-range-address="Sheet1.A1:Sheet1.A4"/>
          </chart:axis>
          <chart:axis chart:dimension="y" chart:name="primary-y" chart:style-name="ch4"/>
          <chart:series chart:style-name="ch5" chart:values-cell-range-address="Sheet1.B1:Sheet1.B4" chart:class="chart:bar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Sheet1.A1:Sheet1.A4</svg:desc>
                </draw:g>
              </table:table-cell>
              <table:table-cell office:value-type="float" office:value="25">
                <text:p>25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C++1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